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">Увод<text:tab/>1</text:p>
          <text:p text:style-name="P2">Техническо ръководство<text:tab/>1</text:p>
          <text:p text:style-name="P1">Инсталация<text:tab/>1</text:p>
          <text:p text:style-name="P3">Php<text:tab/>2</text:p>
          <text:p text:style-name="P3">Git<text:tab/>2</text:p>
          <text:p text:style-name="P3">Ptbfw<text:tab/>2</text:p>
          <text:p text:style-name="P3">Composer<text:tab/>2</text:p>
          <text:p text:style-name="P3">PHPUnit<text:tab/>3</text:p>
          <text:p text:style-name="P3">FirePath<text:tab/>3</text:p>
        </text:index-body>
      </text:table-of-content>
      <text:h text:style-name="Heading_20_1" text:outline-level="1"/>
      <text:h text:style-name="Heading_20_1" text:outline-level="1">Увод</text:h>
      <text:p text:style-name="Text_20_body">@todo</text:p>
      <text:h text:style-name="Heading_20_1" text:outline-level="1">Техническо ръководство</text:h>
      <text:table-of-content text:style-name="Sect1" text:protected="true" text:name="Table of Contents2">
        <text:table-of-content-source text:outline-level="10" text:index-scope="chapter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2_Head">
            <text:p text:style-name="Contents_20_Heading">Table of Contents</text:p>
          </text:index-title>
          <text:p text:style-name="P2">Техническо ръководство<text:tab/>1</text:p>
          <text:p text:style-name="P1">Инсталация<text:tab/>1</text:p>
          <text:p text:style-name="P3">Php<text:tab/>2</text:p>
          <text:p text:style-name="P3">Git<text:tab/>2</text:p>
          <text:p text:style-name="P3">Ptbfw<text:tab/>2</text:p>
          <text:p text:style-name="P3">Composer<text:tab/>2</text:p>
          <text:p text:style-name="P3">PHPUnit<text:tab/>3</text:p>
          <text:p text:style-name="P3">FirePath<text:tab/>3</text:p>
        </text:index-body>
      </text:table-of-content>
      <text:p text:style-name="Text_20_body"/>
      <text:h text:style-name="Heading_20_2" text:outline-level="2">Инсталация</text:h>
      <text:table-of-content text:style-name="Sect1" text:protected="true" text:name="Table of Contents3">
        <text:table-of-content-source text:outline-level="10" text:index-scope="chapter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3_Head">
            <text:p text:style-name="Contents_20_Heading">Table of Contents</text:p>
          </text:index-title>
          <text:p text:style-name="P2">Техническо ръководство<text:tab/>1</text:p>
          <text:p text:style-name="P1">Инсталация<text:tab/>1</text:p>
          <text:p text:style-name="P3">Php<text:tab/>2</text:p>
          <text:p text:style-name="P3">Git<text:tab/>2</text:p>
          <text:p text:style-name="P3">Ptbfw<text:tab/>2</text:p>
          <text:p text:style-name="P3">Composer<text:tab/>2</text:p>
          <text:p text:style-name="P3">PHPUnit<text:tab/>3</text:p>
          <text:p text:style-name="P3">FirePath<text:tab/>3</text:p>
        </text:index-body>
      </text:table-of-content>
      <text:p text:style-name="Text_20_body"/>
      <text:h text:style-name="Heading_20_3" text:outline-level="3"><text:soft-page-break/>Php</text:h>
      <text:p text:style-name="Text_20_body">Изисква се php версия 5.3,може да бъде изтеглена от <text:a xlink:type="simple" xlink:href="http://www.php.net/">http://www.php.net/</text:a>. За <text:span text:style-name="T1">debian</text:span> базираните дистрибуции е най-добре да ползваме хранилищата, инсталираме чрез</text:p>
      <text:p text:style-name="code">$ apt-get install php5</text:p>
      <text:p text:style-name="Text_20_body">Версията на php може да проверим чрез командата php-v</text:p>
      <text:p text:style-name="code">$ php -v</text:p>
      <text:p text:style-name="Text_20_body">PHP <text:span text:style-name="T1">5.4.0-3</text:span> (cli) (built: Mar 21 2012 20:33:26) </text:p>
      <text:p text:style-name="Text_20_body">Copyright (c) 1997-2012 The PHP Group</text:p>
      <text:p text:style-name="Text_20_body">Zend Engine v2.4.0, Copyright (c) 1998-2012 Zend Technologies</text:p>
      <text:p text:style-name="Text_20_body">в конкретния случай имаме версия 5.4.0-3</text:p>
      <text:p text:style-name="Text_20_body"/>
      <text:h text:style-name="Heading_20_3" text:outline-level="3">Git</text:h>
      <text:p text:style-name="Text_20_body">Кодът на проекта се намира в хранилищата на github. За да изтеглим кода ще ни трябва git. Може да бъде изтеглен от <text:a xlink:type="simple" xlink:href="http://git-scm.com/">http://git-scm.com/</text:a> . За debian базираните дистрибуции е най-добре да ползваме хранилищата, инсталираме чрез</text:p>
      <text:p text:style-name="code">$ apt-get install git</text:p>
      <text:p text:style-name="Text_20_body"/>
      <text:h text:style-name="Heading_20_3" text:outline-level="3">Ptbfw</text:h>
      <text:p text:style-name="Text_20_body">Изтегламе кода на проекта чрез git</text:p>
      <text:p text:style-name="code">$ git clone git@github.com:ptbfw/ptbfw.git</text:p>
      <text:p text:style-name="Text_20_body">За обновления проверяваме чрез командата</text:p>
      <text:p text:style-name="code">$ git pull</text:p>
      <text:p text:style-name="Text_20_body">Сега имаме ядрото на проекта, но не и зависимите пакети. За разрешаване на зависимостите използваме Composer</text:p>
      <text:h text:style-name="Heading_20_3" text:outline-level="3">Composer</text:h>
      <text:p text:style-name="Text_20_body"><text:a xlink:type="simple" xlink:href="http://getcomposer.org/">http://getcomposer.org/</text:a> . Изтегляме изпълним файл чрез командата</text:p>
      <text:p text:style-name="code">$ wget http://getcomposer.org/composer.phar</text:p>
      <text:p text:style-name="Text_20_body">За обновления по composer следим чрез командата</text:p>
      <text:p text:style-name="code">$ php composer.phar self-update</text:p>
      <text:p text:style-name="Text_20_body">за по-одобно можем да добавим символичен линк към composer в /bin</text:p>
      <text:p text:style-name="code">$sudo ln -s ~/path_to_composer/composer.phar /bin/composer</text:p>
      <text:p text:style-name="Text_20_body">за да инсталираме нужните разширения, трябва да сме в директрорията на проекта(ptbfw) и да изпълним следната команда</text:p>
      <text:p text:style-name="code"><text:soft-page-break/>$ composer install</text:p>
      <text:p text:style-name="Text_20_body">за да следим за обновления по зависимите пакети изпълняваме</text:p>
      <text:p text:style-name="code">composer update</text:p>
      <text:h text:style-name="Heading_20_3" text:outline-level="3">PHPUnit</text:h>
      <text:p text:style-name="Text_20_body">Behat използва assert функциите на php unit, по аз не знам как да инсталираме php unit чрез composer, затова ще използваме <text:span text:style-name="T1">pear</text:span></text:p>
      <text:p text:style-name="code"><text:span text:style-name="Strong_20_Emphasis">pear channel-discover pear.phpunit.de</text:span></text:p>
      <text:p text:style-name="code"><text:span text:style-name="Strong_20_Emphasis">pear channel-discover pear.symfony-project.com</text:span></text:p>
      <text:p text:style-name="code"><text:span text:style-name="Strong_20_Emphasis">pear install pear.phpunit.de/PHPUnit</text:span></text:p>
      <text:p text:style-name="Horizontal_20_Line"/>
      <text:p text:style-name="Text_20_body">Вече можем да използваме behat чрез изпълнимия файл</text:p>
      <text:p text:style-name="code">$ ptbfw/vendor/behat/behat/bin/behat</text:p>
      <text:h text:style-name="Heading_20_3" text:outline-level="3">FirePath</text:h>
      <text:p text:style-name="Text_20_body">FirePath ( <text:a xlink:type="simple" xlink:href="https://addons.mozilla.org/en-US/firefox/addon/firepath/%20">https://addons.mozilla.org/en-US/firefox/addon/firepath/ </text:a>) е добавка за firefox, с нея можем да тестваме селектори по xpath, изисква инсталирани firebug - <text:a xlink:type="simple" xlink:href="https://addons.mozilla.org/en-US/firefox/addon/firebug/">https://addons.mozilla.org/en-US/firefox/addon/firebug/</text:a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de" style:family="paragraph" style:parent-style-name="Text_20_body" style:class="list">
      <style:paragraph-properties fo:margin-left="0.4925in" fo:margin-right="0in" fo:text-indent="0in" style:auto-text-indent="false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roid Sans Fallback1" style:font-name-complex="DejaVu Sans Mono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26T02:49:16</meta:creation-date>
    <dc:date>2012-05-27T22:46:45</dc:date>
    <meta:editing-duration>PT48M24S</meta:editing-duration>
    <meta:editing-cycles>20</meta:editing-cycles>
    <meta:generator>LibreOffice/3.4$Unix LibreOffice_project/340m1$Build-602</meta:generator>
    <meta:document-statistic meta:table-count="0" meta:image-count="0" meta:object-count="0" meta:page-count="3" meta:paragraph-count="70" meta:word-count="341" meta:character-count="2354" meta:non-whitespace-character-count="2082"/>
  </office:meta>
</office:document-meta>
</file>